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4">
      <style:text-properties officeooo:paragraph-rsid="00095c40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Standard">
      <style:text-properties officeooo:paragraph-rsid="00084c26"/>
    </style:style>
    <style:style style:name="P4" style:family="paragraph" style:parent-style-name="Standard" style:list-style-name="L1">
      <style:text-properties officeooo:paragraph-rsid="00084c26"/>
    </style:style>
    <style:style style:name="P5" style:family="paragraph" style:parent-style-name="Standard" style:list-style-name="L1">
      <style:text-properties officeooo:rsid="00084c26" officeooo:paragraph-rsid="00084c26"/>
    </style:style>
    <style:style style:name="P6" style:family="paragraph" style:parent-style-name="Standard" style:list-style-name="L3">
      <style:text-properties officeooo:paragraph-rsid="00084c26"/>
    </style:style>
    <style:style style:name="P7" style:family="paragraph" style:parent-style-name="Standard">
      <style:text-properties officeooo:rsid="00092527" officeooo:paragraph-rsid="00092527"/>
    </style:style>
    <style:style style:name="P8" style:family="paragraph" style:parent-style-name="Standard">
      <style:text-properties officeooo:paragraph-rsid="00095c40"/>
    </style:style>
    <style:style style:name="P9" style:family="paragraph" style:parent-style-name="Standard" style:list-style-name="L5">
      <style:text-properties officeooo:paragraph-rsid="00084c26"/>
    </style:style>
    <style:style style:name="P10" style:family="paragraph" style:parent-style-name="Standard">
      <style:text-properties officeooo:rsid="0009941b" officeooo:paragraph-rsid="0009941b"/>
    </style:style>
    <style:style style:name="P11" style:family="paragraph" style:parent-style-name="Standard">
      <style:text-properties officeooo:paragraph-rsid="000b48ea"/>
    </style:style>
    <style:style style:name="P12" style:family="paragraph" style:parent-style-name="Standard">
      <style:text-properties style:font-name="Liberation Mono" officeooo:rsid="0009941b" officeooo:paragraph-rsid="0009941b"/>
    </style:style>
    <style:style style:name="P13" style:family="paragraph" style:parent-style-name="Standard">
      <style:text-properties style:font-name="Liberation Mono" officeooo:paragraph-rsid="0009941b"/>
    </style:style>
    <style:style style:name="P14" style:family="paragraph" style:parent-style-name="Standard" style:list-style-name="L1">
      <style:text-properties style:font-name="Liberation Mono" fo:font-size="12pt" officeooo:paragraph-rsid="00084c26" style:font-size-asian="12pt" style:font-size-complex="12pt"/>
    </style:style>
    <style:style style:name="P15" style:family="paragraph" style:parent-style-name="Standard">
      <style:text-properties style:font-name="Liberation Mono" fo:font-size="12pt" officeooo:rsid="00092527" officeooo:paragraph-rsid="00092527" style:font-size-asian="12pt" style:font-size-complex="12pt"/>
    </style:style>
    <style:style style:name="P16" style:family="paragraph" style:parent-style-name="Standard">
      <style:text-properties style:font-name="Liberation Mono" fo:font-size="12pt" style:font-size-asian="12pt" style:font-size-complex="12pt"/>
    </style:style>
    <style:style style:name="P17" style:family="paragraph" style:parent-style-name="Standard" style:list-style-name="L3">
      <style:text-properties style:font-name="Liberation Mono" fo:font-size="12pt" officeooo:paragraph-rsid="00084c26" style:font-size-asian="12pt" style:font-size-complex="12pt"/>
    </style:style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8">
      <style:text-properties officeooo:paragraph-rsid="000b48ea"/>
    </style:style>
    <style:style style:name="P22" style:family="paragraph" style:parent-style-name="Text_20_body" style:list-style-name="L1">
      <style:text-properties officeooo:paragraph-rsid="00084c26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>
      <style:text-properties officeooo:paragraph-rsid="00084c26"/>
    </style:style>
    <style:style style:name="P26" style:family="paragraph" style:parent-style-name="Text_20_body">
      <style:text-properties officeooo:paragraph-rsid="00084c26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officeooo:rsid="0006f7ba"/>
    </style:style>
    <style:style style:name="T2" style:family="text">
      <style:text-properties officeooo:rsid="00084c26"/>
    </style:style>
    <style:style style:name="T3" style:family="text">
      <style:text-properties officeooo:rsid="00092527"/>
    </style:style>
    <style:style style:name="T4" style:family="text">
      <style:text-properties officeooo:rsid="0009941b"/>
    </style:style>
    <style:style style:name="T5" style:family="text">
      <style:text-properties officeooo:rsid="000b48ea"/>
    </style:style>
    <style:style style:name="T6" style:family="text">
      <style:text-properties officeooo:rsid="000ff9e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Mono" fo:font-size="12pt" style:font-size-asian="12pt" style:font-size-complex="12pt"/>
    </style:style>
    <style:style style:name="T9" style:family="text">
      <style:text-properties officeooo:rsid="0011695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štalačná Dokumentácia</text:p>
      <text:p text:style-name="Text_20_body"/>
      <text:p text:style-name="P3">Tento dokument obsahuje inštalačnú dokumentáciu pre aplikáciu, vrátane krokov na migráciu databázy pomocou Django, postup zálohovania databázy s použitím cronjobu a <text:span text:style-name="T2">jej manuálneho </text:span>obnovenia.</text:p>
      <text:p text:style-name="Standard"/>
      <text:h text:style-name="Heading_20_4" text:outline-level="4">Vytvorenie databázy:</text:h>
      <text:p text:style-name="Text_20_body">Spustite nasledujúci príkaz na vytvorenie novej databázy s názvom <text:span text:style-name="Source_20_Text">new_app_macky</text:span>:</text:p>
      <text:list xml:id="list1705435361" text:style-name="L1">
        <text:list-header>
          <text:p text:style-name="P14"><text:span text:style-name="T2">createdb -U postgres -h localhost new_app_macky</text:span></text:p>
          <text:p text:style-name="P4"/>
        </text:list-header>
      </text:list>
      <text:list xml:id="list2160079531" text:style-name="L11">
        <text:list-item>
          <text:p text:style-name="P25"><text:span text:style-name="Source_20_Text">-U postgres</text:span>: Určuje používateľa databázy (v tomto prípade <text:span text:style-name="Source_20_Text">postgres</text:span>).</text:p>
        </text:list-item>
      </text:list>
      <text:list xml:id="list231431150487434" text:continue-list="list1705435361" text:style-name="L10">
        <text:list-item>
          <text:p text:style-name="P24"><text:span text:style-name="Source_20_Text">-h localhost</text:span>: Určuje, že sa pripojíme k lokálnemu serveru PostgreSQL na adrese <text:span text:style-name="Source_20_Text">localhost</text:span>.</text:p>
        </text:list-item>
        <text:list-item>
          <text:p text:style-name="P23"><text:span text:style-name="Source_20_Text">new_app_macky</text:span>: Názov novej databázy, ktorú chcete vytvoriť.</text:p>
          <text:p text:style-name="P4"/>
          <text:p text:style-name="P4"/>
        </text:list-item>
      </text:list>
      <text:h text:style-name="Heading_20_4" text:outline-level="4">Aplikovanie Migrácií Databázy:</text:h>
      <text:list xml:id="list231431622875150" text:continue-list="list231431150487434" text:style-name="L1">
        <text:list-header>
          <text:p text:style-name="P22">Nasledujúce príkazy slúžia na aplikovanie migrácií, čo zabezpečí správnu štruktúru databázy pre vašu aplikáciu Django:</text:p>
        </text:list-header>
      </text:list>
      <text:h text:style-name="Heading_20_4" text:outline-level="4">Vytvorenie migrácií:</text:h>
      <text:list xml:id="list231432713033130" text:continue-numbering="true" text:style-name="L1">
        <text:list-header>
          <text:p text:style-name="P14">python manage.py <text:span text:style-name="T2">make</text:span>migra<text:span text:style-name="T2">tions</text:span></text:p>
          <text:p text:style-name="P4"/>
        </text:list-header>
      </text:list>
      <text:p text:style-name="P26">Tento príkaz vytvorí migrácie na základe zmien definovaných vo vašich modeloch.</text:p>
      <text:h text:style-name="Heading_20_4" text:outline-level="4">Aplikovanie migrácií:</text:h>
      <text:list xml:id="list231432505370238" text:continue-numbering="true" text:style-name="L1">
        <text:list-header>
          <text:p text:style-name="P14">python manage.py migrate</text:p>
          <text:p text:style-name="P4"/>
        </text:list-header>
      </text:list>
      <text:p text:style-name="P3">Tento príkaz aplikuje vytvorené migrácie na databázu a vytvorí alebo upraví tabuľky podľa definícií modelov vo vašej aplikácii.</text:p>
      <text:p text:style-name="P3"/>
      <text:h text:style-name="Heading_20_4" text:outline-level="4"><text:span text:style-name="T6">Exportovanie základných údajov</text:span>:</text:h>
      <text:list xml:id="list231431667638542" text:continue-numbering="true" text:style-name="L1">
        <text:list-header>
          <text:p text:style-name="P5">Predpokladá sa, že máte exportovaný <text:span text:style-name="Source_20_Text">.sql</text:span> súbor (<text:span text:style-name="Source_20_Text">app_macky_dump_base.sql</text:span>), ktorý obsahuje základné údaje potrebné pre vašu aplikáciu. Na importovanie tohto súboru do databázy použite nasledujúci príkaz:</text:p>
          <text:p text:style-name="P5"/>
          <text:p text:style-name="P14"><text:span text:style-name="T2">psql -U postgres -h localhost -d app_macky -f app_macky_dump_base.sql</text:span></text:p>
        </text:list-header>
      </text:list>
      <text:p text:style-name="Standard"/>
      <text:list xml:id="list3179357157" text:style-name="L12">
        <text:list-item>
          <text:p text:style-name="P28"><text:span text:style-name="Source_20_Text">-U postgres</text:span>: Určuje používateľa databázy (v tomto prípade <text:span text:style-name="Source_20_Text">postgres</text:span>).</text:p>
        </text:list-item>
        <text:list-item>
          <text:p text:style-name="P28"><text:span text:style-name="Source_20_Text">-h localhost</text:span>: Určuje, že sa pripojíme k lokálnemu serveru PostgreSQL na adrese <text:span text:style-name="Source_20_Text">localhost</text:span>.</text:p>
        </text:list-item>
        <text:list-item>
          <text:p text:style-name="P28"><text:soft-page-break/><text:span text:style-name="Source_20_Text">-d app_macky</text:span>: Určuje názov existujúcej databázy (<text:span text:style-name="Source_20_Text">app_macky</text:span>), do ktorej chcete importovať údaje.</text:p>
        </text:list-item>
        <text:list-item>
          <text:p text:style-name="P27"><text:span text:style-name="Source_20_Text">-f app_macky_dump_base.sql</text:span>: Určuje názov a cestu k SQL súboru, ktorý obsahuje údaje na importovanie do databázy.</text:p>
        </text:list-item>
      </text:list>
      <text:p text:style-name="Text_20_body">Týmto spôsobom sa vytvorí a naplní vaša databáza s potrebnými údajmi pre správny chod vašej Django aplikácie. Uistite sa, že názvy databázy a súbory sú správne a zodpovedajú vašej konfigurácii.</text:p>
      <text:p text:style-name="Standard"/>
      <text:h text:style-name="Heading_20_4" text:outline-level="4">Nastavenie <text:span text:style-name="T5">aplikácie</text:span></text:h>
      <text:p text:style-name="Standard"/>
      <text:p text:style-name="P10">V súbore <text:span text:style-name="Source_20_Text">settings.py</text:span> v konfigurácii premenných <text:span text:style-name="Source_20_Text">DATABASES</text:span> nastavíme potrebné parametre na pripojenie k databáze a tiež na určenie IP adresy, na ktorej bude server Django bežať. Tu je zjednodušený príklad nastavenia:</text:p>
      <text:p text:style-name="P10"/>
      <text:p text:style-name="P12">DATABASES = {</text:p>
      <text:p text:style-name="P12"><text:s text:c="4"/>'default': {</text:p>
      <text:p text:style-name="P12"><text:s text:c="8"/>'ENGINE': 'django.db.backends.postgresql',</text:p>
      <text:p text:style-name="P12"><text:s text:c="8"/>'NAME': 'app_macky',</text:p>
      <text:p text:style-name="P12"><text:s text:c="8"/>'USER': 'postgres',</text:p>
      <text:p text:style-name="P12"><text:s text:c="8"/>'PASSWORD': 'postgres',</text:p>
      <text:p text:style-name="P12"><text:s text:c="8"/>'HOST': 'localhost',</text:p>
      <text:p text:style-name="P12"><text:s text:c="8"/>'PORT': '5432',</text:p>
      <text:p text:style-name="P12"><text:s text:c="4"/>}</text:p>
      <text:p text:style-name="P13"><text:span text:style-name="T4">}</text:span></text:p>
      <text:p text:style-name="P11"/>
      <text:p text:style-name="Text_20_body">Popis parametrov:</text:p>
      <text:list xml:id="list1698847995" text:style-name="L7">
        <text:list-item>
          <text:p text:style-name="P19"><text:span text:style-name="Source_20_Text">'ENGINE': 'django.db.backends.postgresql'</text:span>: Určuje použitý databázový engine. V tomto prípade sa používa PostgreSQL.</text:p>
        </text:list-item>
        <text:list-item>
          <text:p text:style-name="P19"><text:span text:style-name="Source_20_Text">'NAME': 'app_macky'</text:span>: Určuje názov databázy, do ktorej sa server Django pokúsi pripojiť.</text:p>
        </text:list-item>
        <text:list-item>
          <text:p text:style-name="P19"><text:span text:style-name="Source_20_Text">'USER': 'postgres'</text:span>: Určuje používateľské meno, ktoré sa použije na autentifikáciu pri pripájaní k databáze.</text:p>
        </text:list-item>
        <text:list-item>
          <text:p text:style-name="P19"><text:span text:style-name="Source_20_Text">'PASSWORD': 'postgres'</text:span>: Určuje heslo používateľa, ktoré sa použije na autentifikáciu pri pripájaní k databáze.</text:p>
        </text:list-item>
        <text:list-item>
          <text:p text:style-name="P19"><text:span text:style-name="Source_20_Text">'HOST': 'localhost'</text:span>: Určuje adresu (IP alebo doménové meno), na ktorej beží databázový server. V tomto prípade je nastavené na <text:span text:style-name="Source_20_Text">localhost</text:span>, čo znamená, že server databázy beží na tom istom počítači ako Django server. Ak je databázový server na inom stroji, môžete tu zadať IP adresu tohto stroja.</text:p>
        </text:list-item>
        <text:list-item>
          <text:p text:style-name="P19"><text:span text:style-name="Source_20_Text">'PORT': '5432'</text:span>: Určuje port, na ktorom databázový server počúva na pripojenia. Predvolený port pre PostgreSQL je 5432.</text:p>
        </text:list-item>
      </text:list>
      <text:p text:style-name="Text_20_body">Poznámka:</text:p>
      <text:list xml:id="list2339707140" text:style-name="L8">
        <text:list-item>
          <text:p text:style-name="P21"><text:soft-page-break/>Ak chcete server Django spustiť na inej IP adrese ako <text:span text:style-name="Source_20_Text">localhost</text:span> (napríklad na verejnej IP adrese alebo na IP adrese v rámci Docker kontajnera), zmeňte hodnotu parametra <text:span text:style-name="Source_20_Text">'HOST'</text:span> na príslušnú IP adresu <text:span text:style-name="T5">(napríklad 147.175.150.172)</text:span>.</text:p>
        </text:list-item>
        <text:list-item>
          <text:p text:style-name="P20">Uistite sa, že údaje v <text:span text:style-name="Source_20_Text">settings.py</text:span> sú správne a zodpovedajú konfigurácii vašej databázy (napríklad názov databázy, používateľské meno, heslo a IP adresa servera databázy).</text:p>
        </text:list-item>
      </text:list>
      <text:p text:style-name="P11"/>
      <text:h text:style-name="Heading_20_4" text:outline-level="4">Build kontajnera:</text:h>
      <text:p text:style-name="P2"><text:span text:style-name="Source_20_Text"><text:span text:style-name="T8">sudo docker build -t app_macky_django .</text:span></text:span></text:p>
      <text:p text:style-name="Text_20_body">Tento príkaz vytvorí nový Docker obraz s názvom <text:span text:style-name="Source_20_Text">app_macky_django</text:span> na základe súboru <text:span text:style-name="Source_20_Text">Dockerfile</text:span> v aktuálnom adresári.</text:p>
      <text:h text:style-name="Heading_20_4" text:outline-level="4">Spustenie kontajnera:</text:h>
      <text:p text:style-name="P2"><text:span text:style-name="Source_20_Text"><text:span text:style-name="T8">sudo docker run -v /home/melikant/BP/aplikacia_macky/media/:/app/media/ -p 80:80 app_macky_django</text:span></text:span></text:p>
      <text:p text:style-name="Text_20_body">Tento príkaz spustí kontajner z vytvoreného obrazu <text:span text:style-name="Source_20_Text">app_macky_django</text:span>:</text:p>
      <text:list xml:id="list651478948" text:style-name="L6">
        <text:list-item>
          <text:p text:style-name="P18"><text:span text:style-name="Source_20_Text">-v /home/melikant/BP/aplikacia_macky/media/:/app/media/</text:span>: Tento parameter zabezpečí mapovanie priečinku <text:span text:style-name="Source_20_Text">/home/melikant/BP/aplikacia_macky/media/</text:span> na priečinok <text:span text:style-name="Source_20_Text">/app/media/</text:span> vo vnútri kontajnera. Toto je užitočné pre zdieľanie dát medzi hostiteľským strojom a kontajnerom <text:span text:style-name="T4">a v našom prípade mapujeme priečinok s obrázkami</text:span>.</text:p>
        </text:list-item>
        <text:list-item>
          <text:p text:style-name="P18"><text:span text:style-name="Source_20_Text">-p 80:80</text:span>: Tento parameter mapuje port 80 z hostiteľského stroja na port 80 vo vnútri kontajnera. To umožní prístup k aplikácii, ktorá beží vo vnútri kontajnera na portu 80 zvonka.</text:p>
        </text:list-item>
        <text:list-item>
          <text:p text:style-name="P18"><text:span text:style-name="Source_20_Text">app_macky_django</text:span>: Toto je názov obrazu, ktorý sa má spustiť vo forme kontajnera.</text:p>
        </text:list-item>
      </text:list>
      <text:p text:style-name="Text_20_body">Po spustení tohto príkazu by mala vaša aplikácia bežať vo vnútri Docker kontajnera <text:span text:style-name="Source_20_Text">app_macky_django</text:span> a byť prístupná na porte 80 hostiteľského stroja. Pred spustením uistite sa, že ste postavili obraz pomocou príkazu <text:span text:style-name="Source_20_Text">docker build</text:span> a že máte správne nastavené mapovanie priečinkov a portov podľa potreby vašej aplikácie.</text:p>
      <text:p text:style-name="Text_20_body"/>
      <text:p text:style-name="Standard"/>
      <text:h text:style-name="Heading_20_4" text:outline-level="4">Zastavenie Kontajneru a Čistenie Databázy (Voliteľné):</text:h>
      <text:p text:style-name="Standard"><text:s text:c="3"/>Po úspešnej obnove môžete zastaviť kontajner a odstrániť databázu "new_app_macky", ak už nie je potrebná.</text:p>
      <text:p text:style-name="P7">Najprv zistíme aké ID má náš kontainer:</text:p>
      <text:p text:style-name="P15">sudo docker ps -l</text:p>
      <text:p text:style-name="P7">teraz použijeme {CONTAINER ID} pre zastavenie procesu</text:p>
      <text:p text:style-name="P16">docker stop <text:span text:style-name="T3">{CONTAINER ID}</text:span></text:p>
      <text:p text:style-name="Standard"/>
      <text:h text:style-name="Heading_20_4" text:outline-level="4"><text:soft-page-break/>Zálohovanie s Cronjobom (Každý 14. D<text:span text:style-name="T3">eň</text:span> <text:span text:style-name="T3">v mesiaci</text:span>)</text:h>
      <text:p text:style-name="Standard"/>
      <text:list xml:id="list23748640" text:style-name="L3">
        <text:list-item>
          <text:p text:style-name="P6">Konfigurácia Cronjobu:</text:p>
          <text:p text:style-name="P6">Pridajte úlohu cronjobu na automatické zálohovanie databázy každ<text:span text:style-name="T9">ý</text:span> 14. d<text:span text:style-name="T9">eň</text:span>.</text:p>
          <text:p text:style-name="P6"/>
          <text:p text:style-name="P17">crontab -e</text:p>
          <text:p text:style-name="P17"/>
        </text:list-item>
        <text:list-item>
          <text:p text:style-name="P6">Pridanie Záznamu do Cronu:</text:p>
          <text:p text:style-name="P6">Vložte nasledujúci záznam do cronu pre zálohovanie databázy.</text:p>
          <text:p text:style-name="P6"/>
          <text:p text:style-name="P17">0 0 */14 * * sudo pg_dump -U postgres -h localhost -d app_macky -W &gt; /<text:span text:style-name="T1">mnt/data/</text:span>app_macky_dump_$(date +\%Y\%m\%d).sql</text:p>
          <text:p text:style-name="P6"/>
        </text:list-item>
      </text:list>
      <text:list xml:id="list3555267598" text:style-name="L5">
        <text:list-item>
          <text:p text:style-name="P9"><text:span text:style-name="Source_20_Text">0 0 */14 * *</text:span>: Tento časový záznam definuje, že príkaz sa spustí o polnoci (00:00) každých 14 dní (hoci <text:span text:style-name="Source_20_Text">*/14</text:span> zabezpečuje, že sa to stane vždy, kedy je delitelne 14 a teda toto znamená každých 14 dní)</text:p>
        </text:list-item>
        <text:list-item>
          <text:p text:style-name="P9"><text:span text:style-name="Source_20_Text">sudo pg_dump -U postgres -h localhost -d app_macky -W</text:span>: Toto je príkaz na vytvorenie zálohy databázy. <text:span text:style-name="Source_20_Text">pg_dump</text:span> je nástroj na zálohovanie PostgreSQL databáz. <text:span text:style-name="Source_20_Text">-U postgres</text:span> definuje používateľa databázy (<text:span text:style-name="Source_20_Text">postgres</text:span> v tomto prípade), <text:span text:style-name="Source_20_Text">-h localhost</text:span> určuje, že databáza beží na lokálnom hostiteľovi, <text:span text:style-name="Source_20_Text">-d app_macky</text:span> zvolí konkrétnu databázu s názvom <text:span text:style-name="Source_20_Text">app_macky</text:span> a <text:span text:style-name="Source_20_Text">-W</text:span> vyžiada heslo (zobraziť heslo, ktorý sa snaží získat bez použitia hesla)</text:p>
        </text:list-item>
      </text:list>
      <text:list xml:id="list231432783263882" text:continue-list="list23748640" text:style-name="L3">
        <text:list-header>
          <text:p text:style-name="P6"/>
        </text:list-header>
      </text:list>
      <text:p text:style-name="Standard"/>
      <text:p text:style-name="Standard"><text:s text:c="3"/>Tento záznam spustí príkaz `pg_dump` každých 14. d<text:span text:style-name="T3">eň</text:span> <text:span text:style-name="T3">v mesiaci </text:span>a uloží zálohu do súboru s dátumom.</text:p>
      <text:p text:style-name="Standard"/>
      <text:p text:style-name="Standard">Týmto spôsobom môžete nainštalovať aplikáciu "app_macky_django", aplikovať migrácie databázy pomocou Django, zálohovať a obnoviť databázu s pomocou cronjobu. Upravte cesty a údaje podľa potreby vašej konfigurácie.</text:p>
      <text:p text:style-name="Standard"/>
      <text:h text:style-name="P1" text:outline-level="4">Obnova Databázy zo Zálohy:</text:h>
      <text:p text:style-name="P8"><text:s text:c="3"/>Obnovte databázu "new_app_macky" zo zálohy `app_macky_dump.sql`.</text:p>
      <text:p text:style-name="P8"/>
      <text:p text:style-name="P8"><text:s text:c="3"/><text:span text:style-name="T8">psql -U postgres -h localhost -d new_app_macky -f app_macky_dump.sq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54:59.701707363</meta:creation-date>
    <dc:date>2024-05-06T23:14:30.936007892</dc:date>
    <meta:editing-duration>PT19M36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4" meta:paragraph-count="76" meta:word-count="918" meta:character-count="6620" meta:non-whitespace-character-count="5732"/>
  </office:meta>
</office:document-meta>
</file>